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rdia New" svg:font-family="Cordia New" style:font-family-generic="swiss" style:font-pitch="variable" svg:panose-1="2 11 3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En-têtedetabledesmatières" style:family="paragraph">
      <style:paragraph-properties fo:margin-left="0.3in" fo:text-indent="-0.3in">
        <style:tab-stops/>
      </style:paragraph-properties>
    </style:style>
    <style:style style:name="P3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4" style:parent-style-name="Policepardéfaut" style:family="text">
      <style:text-properties style:font-name-asian="Times New Roman" style:language-asian="fr" style:country-asian="FR"/>
    </style:style>
    <style:style style:name="P5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6" style:parent-style-name="Policepardéfaut" style:family="text">
      <style:text-properties style:font-name-asian="Times New Roman" style:language-asian="fr" style:country-asian="FR"/>
    </style:style>
    <style:style style:name="P7" style:parent-style-name="Normal" style:family="paragraph">
      <style:paragraph-properties fo:break-before="page"/>
    </style:style>
    <style:style style:name="P8" style:parent-style-name="Normal" style:family="paragraph">
      <style:paragraph-properties fo:margin-top="0.0694in" fo:margin-bottom="0.0694in" fo:line-height="100%"/>
      <style:text-properties style:font-name-asian="Times New Roman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  <style:text-properties style:font-name-asian="Times New Roman" style:language-asian="fr" style:country-asian="FR"/>
    </style:style>
    <style:style style:name="P10" style:parent-style-name="Normal" style:family="paragraph">
      <style:paragraph-properties fo:margin-top="0.0694in" fo:margin-bottom="0.0694in" fo:line-height="100%"/>
      <style:text-properties style:font-name-asian="Times New Roman" style:language-asian="fr" style:country-asian="FR"/>
    </style:style>
    <style:style style:name="P11" style:parent-style-name="Normal" style:family="paragraph">
      <style:paragraph-properties fo:margin-top="0.0694in" fo:margin-bottom="0.0694in" fo:line-height="100%"/>
      <style:text-properties style:font-name-asian="Times New Roman" style:language-asian="fr" style:country-asian="FR"/>
    </style:style>
    <style:style style:name="P12" style:parent-style-name="Normal" style:family="paragraph">
      <style:paragraph-properties fo:margin-top="0.0694in" fo:margin-bottom="0.0694in" fo:line-height="100%"/>
      <style:text-properties style:font-name-asian="Times New Roman" style:language-asian="fr" style:country-asian="FR"/>
    </style:style>
    <style:style style:name="P13" style:parent-style-name="Titre2" style:list-style-name="WW_OutlineListStyle_2" style:family="paragraph">
      <style:text-properties style:language-asian="fr" style:country-asian="FR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Paragraphedeliste" style:list-style-name="LFO5" style:family="paragraph">
      <style:paragraph-properties style:vertical-align="auto" fo:margin-bottom="0.1111in"/>
      <style:text-properties fo:hyphenate="true"/>
    </style:style>
    <style:style style:name="P16" style:parent-style-name="Paragraphedeliste" style:list-style-name="LFO5" style:family="paragraph">
      <style:paragraph-properties style:vertical-align="auto" fo:margin-bottom="0.1111in"/>
      <style:text-properties fo:hyphenate="true"/>
    </style:style>
    <style:style style:name="P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T20" style:parent-style-name="normaltextrun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margin-bottom="0in"/>
    </style:style>
    <style:style style:name="P22" style:parent-style-name="Paragraphedeliste" style:list-style-name="LFO6" style:family="paragraph">
      <style:paragraph-properties fo:margin-bottom="0in"/>
    </style:style>
    <style:style style:name="P23" style:parent-style-name="Paragraphedeliste" style:list-style-name="LFO6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T26" style:parent-style-name="normaltextrun" style:family="text">
      <style:text-properties fo:font-weight="bold" style:font-weight-asian="bold" style:font-weight-complex="bold"/>
    </style:style>
    <style:style style:name="P27" style:parent-style-name="Normal" style:family="paragraph">
      <style:paragraph-properties fo:margin-top="0.0694in" fo:margin-bottom="0.0694in" fo:line-height="100%"/>
    </style:style>
    <style:style style:name="P28" style:parent-style-name="Normal" style:family="paragraph">
      <style:paragraph-properties fo:margin-top="0.0694in" fo:margin-bottom="0.0694in" fo:line-height="100%"/>
    </style:style>
    <style:style style:name="P29" style:parent-style-name="Normal" style:family="paragraph">
      <style:paragraph-properties fo:margin-top="0.0694in" fo:margin-bottom="0.0694in" fo:line-height="100%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spellingerror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top="0.0694in" fo:margin-bottom="0.0694in" fo:line-height="100%"/>
    </style:style>
    <style:style style:name="P33" style:parent-style-name="Normal" style:family="paragraph">
      <style:paragraph-properties fo:margin-top="0.0694in" fo:margin-bottom="0.0694in" fo:line-height="100%"/>
    </style:style>
    <style:style style:name="P34" style:parent-style-name="Normal" style:family="paragraph">
      <style:paragraph-properties fo:margin-top="0.0694in" fo:margin-bottom="0.0694in" fo:line-height="100%"/>
    </style:style>
    <style:style style:name="P35" style:parent-style-name="Titre2" style:list-style-name="WW_OutlineListStyle_2" style:family="paragraph"/>
    <style:style style:name="T36" style:parent-style-name="spellingerror" style:family="text">
      <style:text-properties style:font-name="Calibri"/>
    </style:style>
    <style:style style:name="T37" style:parent-style-name="Policepardéfaut" style:family="text">
      <style:text-properties fo:color="#FF0000" fo:background-color="#FFFF00" fo:language="af" fo:country="ZA"/>
    </style:style>
    <style:style style:name="T38" style:parent-style-name="Policepardéfaut" style:family="text">
      <style:text-properties fo:color="#0000FF" fo:background-color="#FFFFFF" fo:language="af" fo:country="ZA"/>
    </style:style>
    <style:style style:name="T39" style:parent-style-name="Policepardéfaut" style:family="text">
      <style:text-properties fo:color="#000000" fo:background-color="#FFFFFF" fo:language="af" fo:country="ZA"/>
    </style:style>
    <style:style style:name="T40" style:parent-style-name="Policepardéfaut" style:family="text">
      <style:text-properties fo:color="#FF0000" fo:background-color="#FFFFFF" fo:language="af" fo:country="ZA"/>
    </style:style>
    <style:style style:name="T41" style:parent-style-name="Policepardéfaut" style:family="text">
      <style:text-properties fo:color="#000000" fo:background-color="#FFFFFF" fo:language="af" fo:country="ZA"/>
    </style:style>
    <style:style style:name="T42" style:parent-style-name="Policepardéfaut" style:family="text">
      <style:text-properties fo:color="#8000FF" fo:background-color="#FFFFFF" fo:language="af" fo:country="ZA"/>
    </style:style>
    <style:style style:name="T43" style:parent-style-name="Policepardéfaut" style:family="text">
      <style:text-properties fo:color="#000000" fo:background-color="#FFFFFF" fo:language="af" fo:country="ZA"/>
    </style:style>
    <style:style style:name="T44" style:parent-style-name="Policepardéfaut" style:family="text">
      <style:text-properties fo:color="#FF0000" fo:background-color="#FFFFFF" fo:language="af" fo:country="ZA"/>
    </style:style>
    <style:style style:name="T45" style:parent-style-name="Policepardéfaut" style:family="text">
      <style:text-properties fo:color="#000000" fo:background-color="#FFFFFF" fo:language="af" fo:country="ZA"/>
    </style:style>
    <style:style style:name="T46" style:parent-style-name="Policepardéfaut" style:family="text">
      <style:text-properties fo:color="#8000FF" fo:background-color="#FFFFFF" fo:language="af" fo:country="ZA"/>
    </style:style>
    <style:style style:name="T47" style:parent-style-name="Policepardéfaut" style:family="text">
      <style:text-properties fo:color="#FF0000" fo:background-color="#FFFF00" fo:language="af" fo:country="ZA"/>
    </style:style>
    <style:style style:name="T48" style:parent-style-name="Policepardéfaut" style:family="text">
      <style:text-properties fo:color="#0000FF" fo:background-color="#FFFFFF" fo:language="af" fo:country="ZA"/>
    </style:style>
    <style:style style:name="T49" style:parent-style-name="Policepardéfaut" style:family="text">
      <style:text-properties fo:color="#000000" fo:background-color="#FFFFFF" fo:language="af" fo:country="ZA"/>
    </style:style>
    <style:style style:name="T50" style:parent-style-name="Policepardéfaut" style:family="text">
      <style:text-properties fo:color="#0000FF" fo:background-color="#FFFFFF" fo:language="af" fo:country="ZA"/>
    </style:style>
    <style:style style:name="T51" style:parent-style-name="Policepardéfaut" style:family="text">
      <style:text-properties fo:color="#000000" fo:background-color="#FFFFFF" fo:language="af" fo:country="ZA"/>
    </style:style>
    <style:style style:name="T52" style:parent-style-name="Policepardéfaut" style:family="text">
      <style:text-properties fo:color="#FF0000" fo:background-color="#FFFFFF" fo:language="af" fo:country="ZA"/>
    </style:style>
    <style:style style:name="T53" style:parent-style-name="Policepardéfaut" style:family="text">
      <style:text-properties fo:color="#000000" fo:background-color="#FFFFFF" fo:language="af" fo:country="ZA"/>
    </style:style>
    <style:style style:name="T54" style:parent-style-name="Policepardéfaut" style:family="text">
      <style:text-properties fo:color="#8000FF" fo:background-color="#FFFFFF" fo:language="af" fo:country="ZA"/>
    </style:style>
    <style:style style:name="T55" style:parent-style-name="Policepardéfaut" style:family="text">
      <style:text-properties fo:color="#000000" fo:background-color="#FFFFFF" fo:language="af" fo:country="ZA"/>
    </style:style>
    <style:style style:name="T56" style:parent-style-name="Policepardéfaut" style:family="text">
      <style:text-properties fo:color="#FF0000" fo:background-color="#FFFFFF" fo:language="af" fo:country="ZA"/>
    </style:style>
    <style:style style:name="T57" style:parent-style-name="Policepardéfaut" style:family="text">
      <style:text-properties fo:color="#000000" fo:background-color="#FFFFFF" fo:language="af" fo:country="ZA"/>
    </style:style>
    <style:style style:name="T58" style:parent-style-name="Policepardéfaut" style:family="text">
      <style:text-properties fo:color="#8000FF" fo:background-color="#FFFFFF" fo:language="af" fo:country="ZA"/>
    </style:style>
    <style:style style:name="T59" style:parent-style-name="Policepardéfaut" style:family="text">
      <style:text-properties fo:color="#0000FF" fo:background-color="#FFFFFF" fo:language="af" fo:country="ZA"/>
    </style:style>
    <style:style style:name="T60" style:parent-style-name="Policepardéfaut" style:family="text">
      <style:text-properties fo:color="#000000" fo:background-color="#FFFFFF" fo:language="af" fo:country="ZA"/>
    </style:style>
    <style:style style:name="T61" style:parent-style-name="Policepardéfaut" style:family="text">
      <style:text-properties fo:color="#0000FF" fo:background-color="#FFFFFF" fo:language="af" fo:country="ZA"/>
    </style:style>
    <style:style style:name="T62" style:parent-style-name="Policepardéfaut" style:family="text">
      <style:text-properties fo:color="#000000" fo:background-color="#FFFFFF" fo:language="af" fo:country="ZA"/>
    </style:style>
    <style:style style:name="T63" style:parent-style-name="Policepardéfaut" style:family="text">
      <style:text-properties fo:color="#FF0000" fo:background-color="#FFFFFF" fo:language="af" fo:country="ZA"/>
    </style:style>
    <style:style style:name="T64" style:parent-style-name="Policepardéfaut" style:family="text">
      <style:text-properties fo:color="#000000" fo:background-color="#FFFFFF" fo:language="af" fo:country="ZA"/>
    </style:style>
    <style:style style:name="T65" style:parent-style-name="Policepardéfaut" style:family="text">
      <style:text-properties fo:color="#8000FF" fo:background-color="#FFFFFF" fo:language="af" fo:country="ZA"/>
    </style:style>
    <style:style style:name="T66" style:parent-style-name="Policepardéfaut" style:family="text">
      <style:text-properties fo:color="#000000" fo:background-color="#FFFFFF" fo:language="af" fo:country="ZA"/>
    </style:style>
    <style:style style:name="T67" style:parent-style-name="Policepardéfaut" style:family="text">
      <style:text-properties fo:color="#FF0000" fo:background-color="#FFFFFF" fo:language="af" fo:country="ZA"/>
    </style:style>
    <style:style style:name="T68" style:parent-style-name="Policepardéfaut" style:family="text">
      <style:text-properties fo:color="#000000" fo:background-color="#FFFFFF" fo:language="af" fo:country="ZA"/>
    </style:style>
    <style:style style:name="T69" style:parent-style-name="Policepardéfaut" style:family="text">
      <style:text-properties fo:color="#8000FF" fo:background-color="#FFFFFF" fo:language="af" fo:country="ZA"/>
    </style:style>
    <style:style style:name="T70" style:parent-style-name="Policepardéfaut" style:family="text">
      <style:text-properties fo:color="#0000FF" fo:background-color="#FFFFFF" fo:language="af" fo:country="ZA"/>
    </style:style>
    <style:style style:name="T71" style:parent-style-name="Policepardéfaut" style:family="text">
      <style:text-properties fo:color="#000000" fo:background-color="#FFFFFF" fo:language="af" fo:country="ZA"/>
    </style:style>
    <style:style style:name="T72" style:parent-style-name="Policepardéfaut" style:family="text">
      <style:text-properties fo:color="#0000FF" fo:background-color="#FFFFFF" fo:language="af" fo:country="ZA"/>
    </style:style>
    <style:style style:name="T73" style:parent-style-name="Policepardéfaut" style:family="text">
      <style:text-properties fo:color="#000000" fo:background-color="#FFFFFF" fo:language="af" fo:country="ZA"/>
    </style:style>
    <style:style style:name="T74" style:parent-style-name="Policepardéfaut" style:family="text">
      <style:text-properties fo:color="#FF0000" fo:background-color="#FFFFFF" fo:language="af" fo:country="ZA"/>
    </style:style>
    <style:style style:name="T75" style:parent-style-name="Policepardéfaut" style:family="text">
      <style:text-properties fo:color="#000000" fo:background-color="#FFFFFF" fo:language="af" fo:country="ZA"/>
    </style:style>
    <style:style style:name="T76" style:parent-style-name="Policepardéfaut" style:family="text">
      <style:text-properties fo:color="#8000FF" fo:background-color="#FFFFFF" fo:language="af" fo:country="ZA"/>
    </style:style>
    <style:style style:name="T77" style:parent-style-name="Policepardéfaut" style:family="text">
      <style:text-properties fo:color="#000000" fo:background-color="#FFFFFF" fo:language="af" fo:country="ZA"/>
    </style:style>
    <style:style style:name="T78" style:parent-style-name="Policepardéfaut" style:family="text">
      <style:text-properties fo:color="#FF0000" fo:background-color="#FFFFFF" fo:language="af" fo:country="ZA"/>
    </style:style>
    <style:style style:name="T79" style:parent-style-name="Policepardéfaut" style:family="text">
      <style:text-properties fo:color="#000000" fo:background-color="#FFFFFF" fo:language="af" fo:country="ZA"/>
    </style:style>
    <style:style style:name="T80" style:parent-style-name="Policepardéfaut" style:family="text">
      <style:text-properties fo:color="#8000FF" fo:background-color="#FFFFFF" fo:language="af" fo:country="ZA"/>
    </style:style>
    <style:style style:name="T81" style:parent-style-name="Policepardéfaut" style:family="text">
      <style:text-properties fo:color="#0000FF" fo:background-color="#FFFFFF" fo:language="af" fo:country="ZA"/>
    </style:style>
    <style:style style:name="T82" style:parent-style-name="Policepardéfaut" style:family="text">
      <style:text-properties fo:color="#000000" fo:background-color="#FFFFFF" fo:language="af" fo:country="ZA"/>
    </style:style>
    <style:style style:name="T83" style:parent-style-name="Policepardéfaut" style:family="text">
      <style:text-properties fo:color="#0000FF" fo:background-color="#FFFFFF" fo:language="af" fo:country="ZA"/>
    </style:style>
    <style:style style:name="T84" style:parent-style-name="Policepardéfaut" style:family="text">
      <style:text-properties fo:color="#000000" fo:background-color="#FFFFFF" fo:language="af" fo:country="ZA"/>
    </style:style>
    <style:style style:name="T85" style:parent-style-name="Policepardéfaut" style:family="text">
      <style:text-properties fo:color="#0000FF" fo:background-color="#FFFFFF" fo:language="af" fo:country="ZA"/>
    </style:style>
    <style:style style:name="T86" style:parent-style-name="Policepardéfaut" style:family="text">
      <style:text-properties fo:color="#000000" fo:background-color="#FFFFFF" fo:language="af" fo:country="ZA"/>
    </style:style>
    <style:style style:name="T87" style:parent-style-name="Policepardéfaut" style:family="text">
      <style:text-properties fo:color="#FF0000" fo:background-color="#FFFFFF" fo:language="af" fo:country="ZA"/>
    </style:style>
    <style:style style:name="T88" style:parent-style-name="Policepardéfaut" style:family="text">
      <style:text-properties fo:color="#000000" fo:background-color="#FFFFFF" fo:language="af" fo:country="ZA"/>
    </style:style>
    <style:style style:name="T89" style:parent-style-name="Policepardéfaut" style:family="text">
      <style:text-properties fo:color="#8000FF" fo:background-color="#FFFFFF" fo:language="af" fo:country="ZA"/>
    </style:style>
    <style:style style:name="T90" style:parent-style-name="Policepardéfaut" style:family="text">
      <style:text-properties fo:color="#000000" fo:background-color="#FFFFFF" fo:language="af" fo:country="ZA"/>
    </style:style>
    <style:style style:name="T91" style:parent-style-name="Policepardéfaut" style:family="text">
      <style:text-properties fo:color="#FF0000" fo:background-color="#FFFFFF" fo:language="af" fo:country="ZA"/>
    </style:style>
    <style:style style:name="T92" style:parent-style-name="Policepardéfaut" style:family="text">
      <style:text-properties fo:color="#000000" fo:background-color="#FFFFFF" fo:language="af" fo:country="ZA"/>
    </style:style>
    <style:style style:name="T93" style:parent-style-name="Policepardéfaut" style:family="text">
      <style:text-properties fo:color="#8000FF" fo:background-color="#FFFFFF" fo:language="af" fo:country="ZA"/>
    </style:style>
    <style:style style:name="T94" style:parent-style-name="Policepardéfaut" style:family="text">
      <style:text-properties fo:color="#0000FF" fo:background-color="#FFFFFF" fo:language="af" fo:country="ZA"/>
    </style:style>
    <style:style style:name="T95" style:parent-style-name="Policepardéfaut" style:family="text">
      <style:text-properties fo:color="#000000" fo:background-color="#FFFFFF" fo:language="af" fo:country="ZA"/>
    </style:style>
    <style:style style:name="T96" style:parent-style-name="Policepardéfaut" style:family="text">
      <style:text-properties fo:color="#0000FF" fo:background-color="#FFFFFF" fo:language="af" fo:country="ZA"/>
    </style:style>
    <style:style style:name="T97" style:parent-style-name="Policepardéfaut" style:family="text">
      <style:text-properties fo:color="#000000" fo:background-color="#FFFFFF" fo:language="af" fo:country="ZA"/>
    </style:style>
    <style:style style:name="T98" style:parent-style-name="Policepardéfaut" style:family="text">
      <style:text-properties fo:color="#FF0000" fo:background-color="#FFFFFF" fo:language="af" fo:country="ZA"/>
    </style:style>
    <style:style style:name="T99" style:parent-style-name="Policepardéfaut" style:family="text">
      <style:text-properties fo:color="#000000" fo:background-color="#FFFFFF" fo:language="af" fo:country="ZA"/>
    </style:style>
    <style:style style:name="T100" style:parent-style-name="Policepardéfaut" style:family="text">
      <style:text-properties fo:color="#8000FF" fo:background-color="#FFFFFF" fo:language="af" fo:country="ZA"/>
    </style:style>
    <style:style style:name="T101" style:parent-style-name="Policepardéfaut" style:family="text">
      <style:text-properties fo:color="#000000" fo:background-color="#FFFFFF" fo:language="af" fo:country="ZA"/>
    </style:style>
    <style:style style:name="T102" style:parent-style-name="Policepardéfaut" style:family="text">
      <style:text-properties fo:color="#FF0000" fo:background-color="#FFFFFF" fo:language="af" fo:country="ZA"/>
    </style:style>
    <style:style style:name="T103" style:parent-style-name="Policepardéfaut" style:family="text">
      <style:text-properties fo:color="#000000" fo:background-color="#FFFFFF" fo:language="af" fo:country="ZA"/>
    </style:style>
    <style:style style:name="T104" style:parent-style-name="Policepardéfaut" style:family="text">
      <style:text-properties fo:color="#8000FF" fo:background-color="#FFFFFF" fo:language="af" fo:country="ZA"/>
    </style:style>
    <style:style style:name="T105" style:parent-style-name="Policepardéfaut" style:family="text">
      <style:text-properties fo:color="#0000FF" fo:background-color="#FFFFFF" fo:language="af" fo:country="ZA"/>
    </style:style>
    <style:style style:name="T106" style:parent-style-name="Policepardéfaut" style:family="text">
      <style:text-properties fo:color="#000000" fo:background-color="#FFFFFF" fo:language="af" fo:country="ZA"/>
    </style:style>
    <style:style style:name="T107" style:parent-style-name="Policepardéfaut" style:family="text">
      <style:text-properties fo:color="#0000FF" fo:background-color="#FFFFFF" fo:language="af" fo:country="ZA"/>
    </style:style>
    <style:style style:name="T108" style:parent-style-name="Policepardéfaut" style:family="text">
      <style:text-properties fo:color="#000000" fo:background-color="#FFFFFF" fo:language="af" fo:country="ZA"/>
    </style:style>
    <style:style style:name="P109" style:parent-style-name="Code" style:family="paragraph">
      <style:paragraph-properties fo:margin-bottom="0.1666in"/>
    </style:style>
    <style:style style:name="T110" style:parent-style-name="Policepardéfaut" style:family="text">
      <style:text-properties fo:color="#0000FF" fo:background-color="#FFFFFF" fo:language="af" fo:country="ZA"/>
    </style:style>
    <style:style style:name="P111" style:parent-style-name="Normal" style:family="paragraph">
      <style:paragraph-properties fo:margin-top="0.0694in" fo:margin-bottom="0.0694in" fo:line-height="100%"/>
    </style:style>
  </office:automatic-styles>
  <office:body>
    <office:text text:use-soft-page-breaks="true">
      <text:p text:style-name="P1">Exercices XML</text:p>
      <text:p text:style-name="Normal"/>
      <text:p text:style-name="Normal"/>
      <text:p text:style-name="P2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32304054" office:target-frame-name="_top" xlink:show="replace"><text:span text:style-name="Lienhypertexte">1</text:span><text:span text:style-name="T4"><text:tab/></text:span><text:span text:style-name="Lienhypertexte">XML</text:span><text:tab/>2</text:a></text:p>
          <text:p text:style-name="P5"><text:a xlink:href="#_Toc32304055" office:target-frame-name="_top" xlink:show="replace"><text:span text:style-name="Lienhypertexte">1.1</text:span><text:span text:style-name="T6"><text:tab/></text:span><text:span text:style-name="Lienhypertexte">Ecriture manuelle de fichiers xml</text:span><text:tab/>2</text:a></text:p>
        </text:index-body>
      </text:table-of-content>
      <text:p text:style-name="Normal"/>
      <text:p text:style-name="Normal"/>
      <text:p text:style-name="P7"/>
      <text:h text:style-name="Titre1" text:outline-level="1"><text:bookmark-start text:name="_Toc32265371"/><text:bookmark-start text:name="_Toc32303911"/><text:bookmark-start text:name="_Toc32304054"/>XML<text:bookmark-end text:name="_Toc32265371"/><text:bookmark-end text:name="_Toc32303911"/><text:bookmark-end text:name="_Toc32304054"/></text:h>
      <text:h text:style-name="Titre2" text:outline-level="2"><text:bookmark-start text:name="_Toc32265372"/><text:bookmark-start text:name="_Toc32303912"/><text:bookmark-start text:name="_Toc32304055"/>Ecriture manuelle de fichiers xml<text:bookmark-end text:name="_Toc32265372"/><text:bookmark-end text:name="_Toc32303912"/><text:bookmark-end text:name="_Toc32304055"/></text:h>
      <text:p text:style-name="P8">Dans Notepad++, écrire un<text:s/>petit fichier xml qui représente les clients, commandes et lignes de commandes du modèle Northwind.</text:p>
      <text:p text:style-name="P9">L’arborescence du fichier doit refléter correctement les relations entre ces 3 concepts.</text:p>
      <text:p text:style-name="P10">Le fichier contiendra simplement 2 clients avec 2 commandes chacun.<text:s/>Vous pouvez représenter des données fictives ou reprendre des données issues de la base. Le plus important est de structurer correctement le fichier.</text:p>
      <text:p text:style-name="P11">Créer un autre fichier représentant les employés, territoires et associations entre les deux.</text:p>
      <text:p text:style-name="P12"/>
      <text:h text:style-name="P13" text:outline-level="2"><text:bookmark-start text:name="_Toc32265373"/><text:bookmark-start text:name="_Toc32303913"/>Sérialisation des commandes d’un client avec XmlSerializer<text:bookmark-end text:name="_Toc32265373"/><text:bookmark-end text:name="_Toc32303913"/></text:h>
      <text:p text:style-name="P14">Etape 1 : création du projet</text:p>
      <text:list text:style-name="LFO5" text:continue-numbering="true">
        <text:list-item>
          <text:p text:style-name="P15">Créer un projet de type appli console .Net Core nommé Northwind2XMLSerializer</text:p>
        </text:list-item>
        <text:list-item>
          <text:p text:style-name="P16">Ajouter les packages pour EF Core</text:p>
        </text:list-item>
      </text:list>
      <text:p text:style-name="P17">Etape 2 : création du modèle objet et du contexte de données</text:p>
      <text:p text:style-name="P18">Générer le jeu d’entités et le contexte de données à partir de la base Northwind2.</text:p>
      <text:p text:style-name="P19"><text:line-break/><text:span text:style-name="T20">Etape 3 : interface</text:span></text:p>
      <text:p text:style-name="P21"><text:span text:style-name="normaltextrun">Au lancement de l’appli, afficher le menu suivant :</text:span></text:p>
      <text:list text:style-name="LFO6" text:continue-numbering="true">
        <text:list-item>
          <text:p text:style-name="P22"><text:span text:style-name="normaltextrun">Sérialiser les commandes d’un client</text:span></text:p>
        </text:list-item>
        <text:list-item>
          <text:p text:style-name="P23"><text:span text:style-name="normaltextrun">Désérialiser les commandes</text:span></text:p>
        </text:list-item>
      </text:list>
      <text:p text:style-name="P24"/>
      <text:p text:style-name="P25"><text:span text:style-name="T26">Etape 4 : chargement des données et sérialisation</text:span></text:p>
      <text:p text:style-name="P27"><text:span text:style-name="normaltextrun">Créer une méthode permettant de générer un fichier xml pour les commandes et lignes de commandes d’un client choisi par l’utilisateur, en utilisant un<text:s/></text:span><text:span text:style-name="spellingerror">XmlSerializer.</text:span><text:span text:style-name="spellingerror"><text:line-break/>On fera en sorte que les informations soient écrites sous forme d’attributs xml, sauf l’id du produit, qui sera le texte de l’élément représentant la ligne de commande.</text:span></text:p>
      <text:p text:style-name="P28"><text:span text:style-name="spellingerror">Appeler cette méthode lorsqu’on sélectionne le menu 1.</text:span></text:p>
      <text:p text:style-name="P29"/>
      <text:p text:style-name="P30"><text:span text:style-name="T31">Etape 5 : Désérialisation</text:span></text:p>
      <text:p text:style-name="P32"><text:span text:style-name="spellingerror">Créer la méthode permettant de désérialiser des fichiers du type généré précédemment.</text:span></text:p>
      <text:p text:style-name="P33"><text:span text:style-name="spellingerror">Lorsqu’on sélectionne le menu 2, appeler cette méthode et afficher les données à l’écran (on pourra utiliser la classe ConsoleTable pour cela).</text:span></text:p>
      <text:p text:style-name="P34"/>
      <text:h text:style-name="P35" text:outline-level="2"><text:bookmark-start text:name="_Toc32265376"/><text:bookmark-start text:name="_Toc32303915"/><text:span text:style-name="T36">Ecriture d’un fichier XML avec XmlWriter</text:span><text:bookmark-end text:name="_Toc32265376"/><text:bookmark-end text:name="_Toc32303915"/></text:h>
      <text:p text:style-name="Normal">En partant de la liste des commandes utilisée dans les exercices précédents, générer un fichier xml ayant la structure suivante :</text:p>
      <text:p text:style-name="Code"><text:span text:style-name="T37">&lt;?</text:span><text:span text:style-name="T38">xml</text:span><text:span text:style-name="T39"><text:s/></text:span><text:span text:style-name="T40">version</text:span><text:span text:style-name="T41">=</text:span><text:span text:style-name="T42">"1.0"</text:span><text:span text:style-name="T43"><text:s/></text:span><text:span text:style-name="T44">encoding</text:span><text:span text:style-name="T45">=</text:span><text:span text:style-name="T46">"utf-8"</text:span><text:span text:style-name="T47">?&gt;</text:span></text:p>
      <text:soft-page-break/>
      <text:p text:style-name="Code"><text:span text:style-name="T48">&lt;DatesCommandes&gt;</text:span></text:p>
      <text:p text:style-name="Code"><text:span text:style-name="T49"><text:s text:c="3"/></text:span><text:span text:style-name="T50">&lt;DateCommande</text:span><text:span text:style-name="T51"><text:s/></text:span><text:span text:style-name="T52">annee</text:span><text:span text:style-name="T53">=</text:span><text:span text:style-name="T54">"1996"</text:span><text:span text:style-name="T55"><text:s/></text:span><text:span text:style-name="T56">mois</text:span><text:span text:style-name="T57">=</text:span><text:span text:style-name="T58">"1"</text:span><text:span text:style-name="T59">&gt;</text:span></text:p>
      <text:p text:style-name="Code"><text:span text:style-name="T60"><text:s text:c="6"/></text:span><text:span text:style-name="T61">&lt;Commande</text:span><text:span text:style-name="T62"><text:s/></text:span><text:span text:style-name="T63">Id</text:span><text:span text:style-name="T64">=</text:span><text:span text:style-name="T65">"125"</text:span><text:span text:style-name="T66"><text:s/></text:span><text:span text:style-name="T67">Montant</text:span><text:span text:style-name="T68">=</text:span><text:span text:style-name="T69">"154.26"</text:span><text:span text:style-name="T70">/&gt;</text:span></text:p>
      <text:p text:style-name="Code"><text:span text:style-name="T71"><text:s text:c="6"/></text:span><text:span text:style-name="T72">&lt;Commande</text:span><text:span text:style-name="T73"><text:s/></text:span><text:span text:style-name="T74">Id</text:span><text:span text:style-name="T75">=</text:span><text:span text:style-name="T76">"127"</text:span><text:span text:style-name="T77"><text:s/></text:span><text:span text:style-name="T78">Montant</text:span><text:span text:style-name="T79">=</text:span><text:span text:style-name="T80">"32.90"</text:span><text:span text:style-name="T81">/&gt;</text:span></text:p>
      <text:p text:style-name="Code"><text:span text:style-name="T82"><text:s text:c="3"/></text:span><text:span text:style-name="T83">&lt;/DateCommande&gt;</text:span></text:p>
      <text:p text:style-name="Code"><text:span text:style-name="T84"><text:s text:c="3"/></text:span><text:span text:style-name="T85">&lt;DateCommande</text:span><text:span text:style-name="T86"><text:s/></text:span><text:span text:style-name="T87">annee</text:span><text:span text:style-name="T88">=</text:span><text:span text:style-name="T89">"1996"</text:span><text:span text:style-name="T90"><text:s/></text:span><text:span text:style-name="T91">mois</text:span><text:span text:style-name="T92">=</text:span><text:span text:style-name="T93">"2"</text:span><text:span text:style-name="T94">&gt;</text:span></text:p>
      <text:p text:style-name="Code"><text:span text:style-name="T95"><text:s text:c="6"/></text:span><text:span text:style-name="T96">&lt;Commande</text:span><text:span text:style-name="T97"><text:s/></text:span><text:span text:style-name="T98">Id</text:span><text:span text:style-name="T99">=</text:span><text:span text:style-name="T100">"130"</text:span><text:span text:style-name="T101"><text:s/></text:span><text:span text:style-name="T102">Montant</text:span><text:span text:style-name="T103">=</text:span><text:span text:style-name="T104">"90.50"</text:span><text:span text:style-name="T105">/&gt;</text:span></text:p>
      <text:p text:style-name="Code"><text:span text:style-name="T106"><text:s text:c="3"/></text:span><text:span text:style-name="T107">&lt;/DateCommande&gt;</text:span><text:span text:style-name="T108"><text:s text:c="4"/></text:span></text:p>
      <text:p text:style-name="P109"><text:span text:style-name="T110">&lt;/DatesCommandes&gt;</text:span></text:p>
      <text:p text:style-name="Normal">Les dates seront triées par ordre croissant.</text:p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rdia New" svg:font-family="Cordia New" style:font-family-generic="swiss" style:font-pitch="variable" svg:panose-1="2 11 3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fo:color="#365F91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mbria" style:font-name-asian="Times New Roman" fo:color="#365F91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mbria" style:font-name-asian="Times New Roman" fo:color="#243F60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mbria" style:font-name-asian="Times New Roman" fo:font-style="italic" style:font-style-asian="italic" style:font-style-complex="italic" fo:color="#365F9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mbria" style:font-name-asian="Times New Roman" fo:color="#365F9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mbria" style:font-name-asian="Times New Roman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mbria" style:font-name-asian="Times New Roman" fo:font-style="italic" style:font-style-asian="italic" style:font-style-complex="italic" fo:color="#243F6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mbria" style:font-name-asian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mbria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Code" style:display-name="Code" style:family="paragraph" style:parent-style-name="Normal" style:next-style-name="Normal">
      <style:paragraph-properties fo:border="0.0069in solid #000000" fo:padding="0.0555in" style:shadow="none" style:text-autospace="none" fo:margin-bottom="0in" fo:line-height="100%"/>
      <style:text-properties style:font-name="Consolas" style:font-name-complex="Consolas" style:font-weight-complex="bold" fo:font-size="10pt" style:font-size-asian="10pt" style:font-size-complex="10pt" fo:language="en" fo:country="US" fo:hyphenate="false"/>
    </style:style>
    <style:style style:name="CodeCar" style:display-name="Code Car" style:family="text" style:parent-style-name="Policepardéfaut">
      <style:text-properties style:font-name="Consolas" style:font-name-complex="Consolas" style:font-weight-complex="bold" fo:font-size="10pt" style:font-size-asian="10pt" style:font-size-complex="10pt" fo:language="en" fo:country="US"/>
    </style:style>
    <style:style style:name="Indication" style:display-name="Indication" style:family="paragraph" style:parent-style-name="Normal" style:next-style-name="Normal">
      <style:paragraph-properties fo:margin-bottom="0in" fo:line-height="100%"/>
      <style:text-properties style:font-name="Tahoma" style:font-name-complex="Cordia New" fo:font-style="italic" style:font-style-asian="italic" style:font-style-complex="italic" fo:color="#B2B2B2" fo:font-size="9pt" style:font-size-asian="9pt" style:font-size-complex="12pt" style:language-complex="th" style:country-complex="TH" fo:hyphenate="false"/>
    </style:style>
    <style:style style:name="IndicationCar" style:display-name="Indication Car" style:family="text" style:parent-style-name="Policepardéfaut">
      <style:text-properties style:font-name="Tahoma" style:font-name-complex="Cordia New" fo:font-style="italic" style:font-style-asian="italic" style:font-style-complex="italic" fo:color="#B2B2B2" fo:font-size="9pt" style:font-size-asian="9pt" style:font-size-complex="12pt" style:language-complex="th" style:country-complex="TH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color="#365F91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color="#243F60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365F91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365F91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color="#243F60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normaltextrun" style:display-name="normaltextrun" style:family="text" style:parent-style-name="Policepardéfaut"/>
    <style:style style:name="eop" style:display-name="eop" style:family="text" style:parent-style-name="Policepardéfaut"/>
    <style:style style:name="spellingerror" style:display-name="spellingerror" style:family="text" style:parent-style-name="Policepardéfaut"/>
    <style:style style:name="scx174238917" style:display-name="scx174238917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line-height="103%"/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il Seguenot</meta:initial-creator>
    <dc:creator>Adminl</dc:creator>
    <meta:creation-date>2020-02-10T20:56:00Z</meta:creation-date>
    <dc:date>2020-02-11T13:46:00Z</dc:date>
    <meta:template xlink:href="Normal.dotm" xlink:type="simple"/>
    <meta:editing-cycles>13</meta:editing-cycles>
    <meta:editing-duration>PT6360S</meta:editing-duration>
    <meta:document-statistic meta:page-count="3" meta:paragraph-count="4" meta:word-count="378" meta:character-count="2456" meta:row-count="17" meta:non-whitespace-character-count="2082"/>
  </office:meta>
</office:document-meta>
</file>